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;[.K36];[.K76])" office:value-type="float" office:value="125000">
            <text:p>125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)" office:value-type="float" office:value="113300">
            <text:p>1133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11700">
            <text:p>117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8900">
            <text:p>8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14:1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25T14:16:13</dc:date>
    <meta:editing-duration>P5DT17H58M41S</meta:editing-duration>
    <meta:editing-cycles>2102</meta:editing-cycles>
    <meta:generator>OpenOffice/4.1.1$Unix OpenOffice.org_project/411m6$Build-9775</meta:generator>
    <dc:creator>Hasmik Dabaghyan</dc:creator>
    <meta:document-statistic meta:table-count="12" meta:cell-count="5054" meta:object-count="0"/>
  </office:meta>
</office:document-meta>
</file>